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62713" officeooo:paragraph-rsid="00062713"/>
    </style:style>
    <style:style style:name="P2" style:family="paragraph" style:parent-style-name="Heading_20_1">
      <style:paragraph-properties fo:break-before="page"/>
    </style:style>
    <style:style style:name="T1" style:family="text">
      <style:text-properties officeooo:rsid="0005d7c3"/>
    </style:style>
    <style:style style:name="T2" style:family="text">
      <style:text-properties officeooo:rsid="000712d6"/>
    </style:style>
    <style:style style:name="T3" style:family="text">
      <style:text-properties officeooo:rsid="000844c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YSTEME D’INFORMATIONS GEOGRAPHIQUES NOMADES</text:p>
      <text:p text:style-name="Subtitle">Projet : Structures Judiciaires</text:p>
      <text:p text:style-name="Subtitle">GALLET Benoît, HERRMANN Emmanuel, RETY Martin</text:p>
      <text:h text:style-name="P2" text:outline-level="1">I. Architecture du code</text:h>
      <text:p text:style-name="P1">Le code est séparé en deux grandes parties. Notre application s’exécute en grande partie dans une WebView, où la carte OpenStreetMap et les layers sont affichés via OpenLayers. La partie écrite en native correspond aux différentes activités, tâches asynchrones ou autre<text:span text:style-name="T2">s</text:span> permettant au javascript de pouvoir s’exécuter <text:span text:style-name="T3">et de communiquer avec le serveur.</text:span></text:p>
      <text:h text:style-name="Heading_20_2" text:outline-level="2">1. Code natif</text:h>
      <text:h text:style-name="Heading_20_2" text:outline-level="2">2. Javascript - Openlayers</text:h>
      <text:h text:style-name="Heading_20_1" text:outline-level="1">II. Serveur</text:h>
      <text:h text:style-name="Heading_20_2" text:outline-level="2">1. Envoi</text:h>
      <text:h text:style-name="Heading_20_2" text:outline-level="2"><text:span text:style-name="T1">2</text:span>. Réception</text:h>
      <text:h text:style-name="Heading_20_1" text:outline-level="1">III. Problèmes rencontrés</text:h>
      <text:h text:style-name="Heading_20_1" text:outline-level="1">IV. Répartition du travail</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2T15:10:40.790204908</meta:creation-date>
    <meta:generator>LibreOffice/5.1.6.2$Linux_X86_64 LibreOffice_project/10m0$Build-2</meta:generator>
    <dc:date>2017-12-22T15:25:05.320462085</dc:date>
    <meta:editing-duration>PT14M24S</meta:editing-duration>
    <meta:editing-cycles>5</meta:editing-cycles>
    <meta:document-statistic meta:table-count="0" meta:image-count="0" meta:object-count="0" meta:page-count="2" meta:paragraph-count="12" meta:word-count="91" meta:character-count="616" meta:non-whitespace-character-count="537"/>
  </office:meta>
</office:document-meta>
</file>